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222ded" officeooo:paragraph-rsid="00222de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297f26" officeooo:paragraph-rsid="00297f26"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222ded" officeooo:paragraph-rsid="00222ded"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7a382" officeooo:paragraph-rsid="00297f2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97f26" officeooo:paragraph-rsid="00297f2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a8855" officeooo:paragraph-rsid="002a8855" style:font-weight-asian="normal" style:font-weight-complex="normal"/>
    </style:style>
    <style:style style:name="P7" style:family="paragraph" style:parent-style-name="Standard" style:list-style-name="L1">
      <style:paragraph-properties fo:text-align="start" style:justify-single-word="false"/>
      <style:text-properties style:text-underline-style="none" fo:font-weight="normal" officeooo:rsid="002236a4" officeooo:paragraph-rsid="002236a4" style:font-weight-asian="normal" style:font-weight-complex="normal"/>
    </style:style>
    <style:style style:name="P8" style:family="paragraph" style:parent-style-name="Standard" style:list-style-name="L1">
      <style:paragraph-properties fo:text-align="start" style:justify-single-word="false"/>
      <style:text-properties style:text-underline-style="none" fo:font-weight="normal" officeooo:rsid="00268535" officeooo:paragraph-rsid="00268535" style:font-weight-asian="normal" style:font-weight-complex="normal"/>
    </style:style>
    <style:style style:name="P9" style:family="paragraph" style:parent-style-name="Standard" style:list-style-name="L1">
      <style:paragraph-properties fo:text-align="start" style:justify-single-word="false"/>
      <style:text-properties style:text-underline-style="none" fo:font-weight="normal" officeooo:rsid="002492d8" officeooo:paragraph-rsid="002492d8" style:font-weight-asian="normal" style:font-weight-complex="normal"/>
    </style:style>
    <style:style style:name="P10" style:family="paragraph" style:parent-style-name="Standard" style:list-style-name="L1">
      <style:paragraph-properties fo:text-align="start" style:justify-single-word="false"/>
      <style:text-properties style:text-underline-style="none" fo:font-weight="normal" officeooo:rsid="0027a382" officeooo:paragraph-rsid="0027a382" style:font-weight-asian="normal" style:font-weight-complex="normal"/>
    </style:style>
    <style:style style:name="P11" style:family="paragraph" style:parent-style-name="Standard" style:list-style-name="L1">
      <style:paragraph-properties fo:text-align="start" style:justify-single-word="false"/>
      <style:text-properties style:text-underline-style="none" fo:font-weight="normal" officeooo:rsid="0027a382" officeooo:paragraph-rsid="00297f26" style:font-weight-asian="normal" style:font-weight-complex="normal"/>
    </style:style>
    <style:style style:name="P12" style:family="paragraph" style:parent-style-name="Standard" style:list-style-name="L2">
      <style:paragraph-properties fo:text-align="start" style:justify-single-word="false"/>
      <style:text-properties style:text-underline-style="none" fo:font-weight="normal" officeooo:rsid="00297f26" officeooo:paragraph-rsid="00297f26" style:font-weight-asian="normal" style:font-weight-complex="normal"/>
    </style:style>
    <style:style style:name="T1" style:family="text">
      <style:text-properties officeooo:rsid="00236f82"/>
    </style:style>
    <style:style style:name="T2" style:family="text">
      <style:text-properties officeooo:rsid="002536c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97f26" style:font-style-asian="italic" style:font-weight-asian="bold" style:font-style-complex="italic" style:font-weight-complex="bold"/>
    </style:style>
    <style:style style:name="T5" style:family="text">
      <style:text-properties fo:font-style="italic" fo:font-weight="bold" officeooo:rsid="002a8855"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2536ca" style:font-weight-asian="bold" style:font-weight-complex="bold"/>
    </style:style>
    <style:style style:name="T8" style:family="text">
      <style:text-properties fo:font-weight="bold" officeooo:rsid="0026c426" style:font-weight-asian="bold" style:font-weight-complex="bold"/>
    </style:style>
    <style:style style:name="T9" style:family="text">
      <style:text-properties fo:font-weight="bold" officeooo:rsid="002acf42" style:font-weight-asian="bold" style:font-weight-complex="bold"/>
    </style:style>
    <style:style style:name="T10" style:family="text">
      <style:text-properties officeooo:rsid="0026c426"/>
    </style:style>
    <style:style style:name="T11" style:family="text">
      <style:text-properties officeooo:rsid="00297f26"/>
    </style:style>
    <style:style style:name="T12" style:family="text">
      <style:text-properties officeooo:rsid="002a8855"/>
    </style:style>
    <style:style style:name="T13" style:family="text">
      <style:text-properties officeooo:rsid="002acf4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ary for an object-oriented programming in C </text:p>
      <text:p text:style-name="P3"/>
      <text:list xml:id="list5226015060734924353" text:style-name="L1">
        <text:list-item>
          <text:p text:style-name="P7">The language used in this project is C</text:p>
        </text:list-item>
        <text:list-item>
          <text:p text:style-name="P8">The project was in <text:span text:style-name="T13">a </text:span>group of three so we used <text:span text:style-name="T3">git</text:span> in order to manage the project and work efficiently. </text:p>
        </text:list-item>
        <text:list-item>
          <text:p text:style-name="P7">The objective of the project was to implement a library for an object-oriented programming in C. <text:span text:style-name="T1">This library will help to create and configure inter-actor such as windows, labels, button etc. We also integrate in the library a geometry manager and events manager. </text:span></text:p>
        </text:list-item>
        <text:list-item>
          <text:p text:style-name="P9">At the end we manage to implement all the functions <text:span text:style-name="T2">required</text:span> in the subject, we manage to displ<text:span text:style-name="T2">ay the <text:s/>windows with all its components. However the windows are not too much reactive because in each click on the window we draw all the component. In order to solve this problem, we modify the events managers and the functions that help to draw the components. The new functions draw only the part of the window that changed before the click and after the click. And as we didn't had time to finish the modification before the deadline of the project, we created two directories, the first (named </text:span><text:span text:style-name="T7">projet</text:span><text:span text:style-name="T10">) hold the old methods events manger. And the second (named </text:span><text:span text:style-name="T8">projetSansLag</text:span><text:span text:style-name="T10">) hold the new events managers.</text:span></text:p>
        </text:list-item>
        <text:list-item>
          <text:p text:style-name="P10">In this project I worked on displaying graphical elements. Precisely <text:s/>I have implemented the functions :</text:p>
          <text:p text:style-name="P10">- button_drawfunc, button_setdefaultsfunc (you <text:s/>can find them in <text:span text:style-name="T3">src/ei_button.c</text:span>)</text:p>
          <text:p text:style-name="P11">-<text:span text:style-name="T11">frame_drawfunc, and frame_setdefaultsfunc (you can find them in </text:span><text:span text:style-name="T4">src/ei_frame.c</text:span><text:span text:style-name="T11">)</text:span></text:p>
          <text:p text:style-name="P11">-<text:span text:style-name="T11">ei_place (you can find it in </text:span><text:span text:style-name="T4">src/ei_geometrymanager.c</text:span><text:span text:style-name="T11">)</text:span></text:p>
          <text:p text:style-name="P11">- <text:span text:style-name="T11">all the functions in </text:span><text:span text:style-name="T4">src/ei_pofinet.c</text:span></text:p>
          <text:p text:style-name="P11">- <text:span text:style-name="T11">toplevel_drawfunc and toplevel_setdefaultsfunc (you can find them in </text:span><text:span text:style-name="T4">src/ei_toplevel.c</text:span><text:span text:style-name="T11">)</text:span></text:p>
          <text:p text:style-name="P11">- <text:span text:style-name="T11">ei_frame_configure, ei_button_configure, ei_toplevel_configure (you can find them in </text:span><text:span text:style-name="T4">src/ei_widget.c</text:span><text:span text:style-name="T11">)</text:span></text:p>
        </text:list-item>
      </text:list>
      <text:p text:style-name="P4"/>
      <text:p text:style-name="P4"/>
      <text:p text:style-name="P4"/>
      <text:p text:style-name="P2">compilation and execution</text:p>
      <text:p text:style-name="P5"/>
      <text:p text:style-name="P5">to compile you can use the <text:span text:style-name="T13">following </text:span>command <text:span text:style-name="T13">in the directory </text:span><text:span text:style-name="T9">projet</text:span><text:span text:style-name="T13"> or </text:span><text:span text:style-name="T9">projetSansLag</text:span><text:span text:style-name="T6"> </text:span>:</text:p>
      <text:p text:style-name="P6"><text:span text:style-name="T6">warning </text:span>: after launching a program you may need to kill it with the command <text:span text:style-name="T6">xkill</text:span> for example.</text:p>
      <text:list xml:id="list1810999602014208227" text:style-name="L2">
        <text:list-item>
          <text:p text:style-name="P12"><text:span text:style-name="T3">make frame </text:span>→ to create a frame. <text:span text:style-name="T12">For the execution you could use </text:span><text:span text:style-name="T5">./frame</text:span></text:p>
        </text:list-item>
        <text:list-item>
          <text:p text:style-name="P12"><text:span text:style-name="T3">make button</text:span> → to have an example of button. <text:span text:style-name="T12">Use </text:span><text:span text:style-name="T5">./button</text:span><text:span text:style-name="T12"> to execute</text:span></text:p>
        </text:list-item>
        <text:list-item>
          <text:p text:style-name="P12"><text:span text:style-name="T3">make hello_world</text:span> → to have an example of button with a text on it. <text:span text:style-name="T12">Use </text:span><text:span text:style-name="T5">./hello_world</text:span><text:span text:style-name="T12"> to execute</text:span></text:p>
        </text:list-item>
        <text:list-item>
          <text:p text:style-name="P12"><text:span text:style-name="T3">make minesweeper </text:span>→ to have example of a game. <text:span text:style-name="T12">Use </text:span><text:span text:style-name="T5">./minesweeper</text:span><text:span text:style-name="T12"> to execute</text:span></text:p>
        </text:list-item>
        <text:list-item>
          <text:p text:style-name="P12"><text:span text:style-name="T3">make puzzle </text:span>→ to create a puzzle. <text:span text:style-name="T12">Use </text:span><text:span text:style-name="T5">./puzzle</text:span></text:p>
        </text:list-item>
        <text:list-item>
          <text:p text:style-name="P12"><text:span text:style-name="T3">make clean </text:span>→ to clean all the files generate by the compil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5:37:32.020733492</meta:creation-date>
    <dc:date>2016-11-27T23:39:42.470251171</dc:date>
    <meta:editing-duration>PT1H31M20S</meta:editing-duration>
    <meta:editing-cycles>10</meta:editing-cycles>
    <meta:generator>LibreOffice/5.0.6.2$Linux_X86_64 LibreOffice_project/00m0$Build-2</meta:generator>
    <meta:document-statistic meta:table-count="0" meta:image-count="0" meta:object-count="0" meta:page-count="1" meta:paragraph-count="21" meta:word-count="401" meta:character-count="2352" meta:non-whitespace-character-count="1983"/>
  </office:meta>
</office:document-meta>
</file>